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Courier New" fo:font-size="11pt" style:font-size-asian="11pt" style:font-size-complex="11pt"/>
    </style:style>
    <style:style style:name="P3" style:family="paragraph" style:parent-style-name="Preformatted_20_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paragraph-properties fo:margin-top="0in" fo:margin-bottom="0.1965in"/>
      <style:text-properties style:font-name="Courier New" fo:font-size="11pt" style:font-size-asian="11pt" style:font-size-complex="11pt"/>
    </style:style>
    <style:style style:name="P5" style:family="paragraph" style:parent-style-name="Preformatted_20_Text">
      <style:paragraph-properties fo:margin-left="0in" fo:margin-right="-0.2429in" fo:text-indent="0in" style:auto-text-indent="false"/>
      <style:text-properties style:font-name="Courier New"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yes Of The World</text:p>
      <text:p text:style-name="P1">Garcia/Hunter</text:p>
      <text:p text:style-name="P3">[Intro]</text:p>
      <text:p text:style-name="P2">Emaj7 <text:s text:c="2"/>B <text:s text:c="2"/>A</text:p>
      <text:p text:style-name="P2"/>
      <text:p text:style-name="P2">Emaj7 <text:s text:c="13"/>A <text:s text:c="10"/>Emaj7 <text:s text:c="4"/>Bm A</text:p>
      <text:p text:style-name="P2">Right outside this lazy summer home</text:p>
      <text:p text:style-name="P2">Emaj7 <text:s text:c="26"/>A <text:s text:c="13"/>Emaj7 <text:s text:c="3"/>Bm A</text:p>
      <text:p text:style-name="P2">You ain't got time to call your soul a critic, no</text:p>
      <text:p text:style-name="P2">A <text:s text:c="16"/>C#m <text:s text:c="5"/>B <text:s text:c="18"/>A</text:p>
      <text:p text:style-name="P2">Right outside the lazy gate of winter's summer home</text:p>
      <text:p text:style-name="P2">C#m <text:s text:c="16"/>B <text:s text:c="17"/>D <text:s text:c="12"/>A</text:p>
      <text:p text:style-name="P2">Wonderin' where the nut-thatch winters wings a mile long</text:p>
      <text:p text:style-name="P2">Emaj <text:s text:c="12"/>A <text:s text:c="3"/>Emaj7 <text:s text:c="5"/>A <text:s text:c="2"/>C</text:p>
      <text:p text:style-name="P2">Just carried the bird away</text:p>
      <text:p text:style-name="P2"/>
      <text:p text:style-name="P3">[Chorus]</text:p>
      <text:p text:style-name="P2">G <text:s text:c="23"/>C <text:s text:c="22"/>G <text:s text:c="6"/>C</text:p>
      <text:p text:style-name="P2">Wake up to find out that you are the eyes of the world</text:p>
      <text:p text:style-name="P2"><text:s text:c="2"/>G <text:s text:c="26"/>C <text:s text:c="28"/>G <text:s text:c="2"/>C --C# -- </text:p>
      <text:p text:style-name="P2">The heart has its beaches, its homelands and thoughts of its own</text:p>
      <text:p text:style-name="P2">D <text:s text:c="23"/>C <text:s text:c="20"/>G <text:s text:c="17"/>C</text:p>
      <text:p text:style-name="P2">Wake now, discover, that you are the song that morning brings</text:p>
      <text:p text:style-name="P5"><text:s text:c="4"/>G <text:s text:c="25"/>C <text:s text:c="26"/>D <text:s/>Dsus4 D <text:s/>Bm <text:s/>A </text:p>
      <text:p text:style-name="P2">The heart has its seasons, its evenings and songs of its own</text:p>
      <text:p text:style-name="P2"/>
      <text:p text:style-name="P3">[Jam on Emaj7 – Bm7 (A)]</text:p>
      <text:p text:style-name="P3"/>
      <text:p text:style-name="P2"><text:s text:c="6"/>Emaj7 <text:s text:c="15"/>A <text:s text:c="19"/>Emaj7 <text:s text:c="4"/>Bm <text:s/>A</text:p>
      <text:p text:style-name="P2">There comes a redeemer and he slowly too fades away</text:p>
      <text:p text:style-name="P2"><text:s text:c="6"/>Emaj7 <text:s text:c="12"/>A <text:s text:c="26"/>Emaj7 <text:s text:c="2"/>Bm <text:s/>A</text:p>
      <text:p text:style-name="P2">There follows a wagon behind him that's loaded with clay</text:p>
      <text:p text:style-name="P2"><text:s text:c="8"/>A <text:s text:c="25"/>C#m <text:s text:c="19"/>B <text:s text:c="4"/>A</text:p>
      <text:p text:style-name="P2">And the seeds that were silent all burst into bloom and decay- <text:s/>ay</text:p>
      <text:p text:style-name="P2"><text:s text:c="4"/>Emaj7 <text:s text:c="20"/>A <text:s text:c="24"/>Emaj7 <text:s text:c="2"/>A <text:s/>C</text:p>
      <text:p text:style-name="P2">And night comes so quiet it's close on the heels of the day</text:p>
      <text:p text:style-name="P3"/>
      <text:p text:style-name="P3">[Chorus] </text:p>
      <text:p text:style-name="P3"/>
      <text:p text:style-name="P3">[Jam on Emaj7 – Bm7 A]</text:p>
      <text:p text:style-name="P2"/>
      <text:p text:style-name="P2">Emaj7 <text:s text:c="19"/>A <text:s text:c="17"/>Emaj7 <text:s/>Bm <text:s/>A</text:p>
      <text:p text:style-name="P2">Sometimes we live no particular way but our own</text:p>
      <text:p text:style-name="P2">Emaj7 <text:s text:c="18"/>A <text:s text:c="23"/>Emaj7 <text:s/>Bm <text:s/>A</text:p>
      <text:p text:style-name="P2">Sometimes we visit your country and live in your home</text:p>
      <text:p text:style-name="P2">A <text:s text:c="24"/>C#m <text:s text:c="4"/>B <text:s text:c="17"/>A</text:p>
      <text:p text:style-name="P2">Sometimes we ride on your horses, sometimes we walk alone</text:p>
      <text:p text:style-name="P2">Emaj7 <text:s text:c="22"/>A <text:s text:c="25"/>Emaj7 <text:s text:c="2"/>A <text:s/>C</text:p>
      <text:p text:style-name="P4">Sometimes the songs that we hear are just songs of our own</text:p>
      <text:p text:style-name="P2">[Chorus] </text:p>
      <text:p text:style-name="P3"/>
      <text:p text:style-name="P3">[Jam on Emaj7 – Bm7 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Dowd</meta:initial-creator>
    <meta:creation-date>2011-07-24T14:06:41</meta:creation-date>
    <meta:document-statistic meta:table-count="0" meta:image-count="0" meta:object-count="0" meta:page-count="1" meta:paragraph-count="44" meta:word-count="288" meta:character-count="2067"/>
    <dc:date>2011-07-24T14:26:03</dc:date>
    <dc:creator>Sean Dowd</dc:creator>
    <meta:editing-duration>PT00H04M12S</meta:editing-duration>
    <meta:editing-cycles>1</meta:editing-cycles>
    <meta:generator>NeoOffice/3.1.2$Unix OpenOffice.org_project/Patch 9</meta:generator>
  </office:meta>
</office:document-meta>
</file>